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alibri" svg:font-family="Calibr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libri" officeooo:rsid="0021e876" officeooo:paragraph-rsid="0021e876"/>
    </style:style>
    <style:style style:name="P2" style:family="paragraph" style:parent-style-name="Standard">
      <style:text-properties style:font-name="Calibri" officeooo:rsid="00248e94" officeooo:paragraph-rsid="00248e94"/>
    </style:style>
    <style:style style:name="P3" style:family="paragraph" style:parent-style-name="Standard">
      <style:text-properties style:font-name="Calibri" officeooo:rsid="0027d1ba" officeooo:paragraph-rsid="00283c61"/>
    </style:style>
    <style:style style:name="P4" style:family="paragraph" style:parent-style-name="Standard" style:list-style-name="L1">
      <style:text-properties style:font-name="Calibri" officeooo:rsid="0021e876" officeooo:paragraph-rsid="0021e876"/>
    </style:style>
    <style:style style:name="P5" style:family="paragraph" style:parent-style-name="Standard">
      <style:text-properties style:font-name="Calibri" officeooo:rsid="0021e876" officeooo:paragraph-rsid="0021e876"/>
    </style:style>
    <style:style style:name="P6" style:family="paragraph" style:parent-style-name="Standard" style:list-style-name="L1">
      <style:text-properties style:font-name="Calibri" officeooo:rsid="00248e94" officeooo:paragraph-rsid="00248e94"/>
    </style:style>
    <style:style style:name="P7" style:family="paragraph" style:parent-style-name="Standard">
      <style:text-properties style:font-name="Calibri" officeooo:rsid="00295f46" officeooo:paragraph-rsid="00295f46"/>
    </style:style>
    <style:style style:name="P8" style:family="paragraph" style:parent-style-name="Standard">
      <style:text-properties style:font-name="Calibri" officeooo:rsid="002af6b5" officeooo:paragraph-rsid="002af6b5"/>
    </style:style>
    <style:style style:name="P9" style:family="paragraph" style:parent-style-name="Standard" style:list-style-name="L2">
      <style:text-properties style:font-name="Calibri" officeooo:rsid="002af6b5" officeooo:paragraph-rsid="002af6b5"/>
    </style:style>
    <style:style style:name="P10" style:family="paragraph" style:parent-style-name="Standard" style:list-style-name="L2">
      <style:text-properties style:font-name="Calibri" officeooo:rsid="002c98fb" officeooo:paragraph-rsid="002c98fb"/>
    </style:style>
    <style:style style:name="T1" style:family="text">
      <style:text-properties officeooo:rsid="00230f12"/>
    </style:style>
    <style:style style:name="T2" style:family="text">
      <style:text-properties officeooo:rsid="00257080"/>
    </style:style>
    <style:style style:name="T3" style:family="text">
      <style:text-properties officeooo:rsid="00274d0c"/>
    </style:style>
    <style:style style:name="T4" style:family="text">
      <style:text-properties officeooo:rsid="00283c61"/>
    </style:style>
    <style:style style:name="T5" style:family="text">
      <style:text-properties officeooo:rsid="0021e876"/>
    </style:style>
    <style:style style:name="T6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lejandro Falkowski</text:p>
      <text:p text:style-name="P2"><text:a xlink:type="simple" xlink:href="mailto:alexrfalkowki@gmail.com" text:style-name="Internet_20_link" text:visited-style-name="Visited_20_Internet_20_Link">alexrfalkowki@gmail.com</text:a></text:p>
      <text:p text:style-name="P3">Skype: <text:span text:style-name="T4">alexrfalkowski@gmail.com</text:span></text:p>
      <text:p text:style-name="P1"/>
      <text:p text:style-name="P1">Dear Sir or Madam</text:p>
      <text:p text:style-name="P1"/>
      <text:p text:style-name="P7">Working thorough different <text:span text:style-name="T5">business units across different countries </text:span>has given a great insight into architecture, business process and leadership skills.</text:p>
      <text:p text:style-name="P1"/>
      <text:p text:style-name="P8">The issues that I usually encounter are as follows:</text:p>
      <text:list xml:id="list3733207368" text:style-name="L2">
        <text:list-item>
          <text:p text:style-name="P9">Lack or undefined process</text:p>
        </text:list-item>
        <text:list-item>
          <text:p text:style-name="P9">Poor software engineering practices</text:p>
        </text:list-item>
        <text:list-item>
          <text:p text:style-name="P10">Low quality products</text:p>
        </text:list-item>
        <text:list-item>
          <text:p text:style-name="P9">Fire fighting</text:p>
        </text:list-item>
        <text:list-item>
          <text:p text:style-name="P9">Blame</text:p>
        </text:list-item>
      </text:list>
      <text:p text:style-name="P8"/>
      <text:p text:style-name="P8">These issues are common in many dysfunctional teams. My experience has shown me different ways to combat these and let a team flourish. I am always happy to discuss any of these topics that I am passionate about.</text:p>
      <text:p text:style-name="P1"/>
      <text:p text:style-name="P1">Please allow me to highlight my key skills:</text:p>
      <text:p text:style-name="P1"/>
      <text:list xml:id="list2566716474" text:style-name="L1">
        <text:list-item>
          <text:p text:style-name="P4">I have a great passion for technology. It is important to keep evaluating new ideas.</text:p>
        </text:list-item>
        <text:list-item>
          <text:p text:style-name="P4">I am a strong believer in <text:span text:style-name="T3">L</text:span>ean methodologies.</text:p>
        </text:list-item>
        <text:list-item>
          <text:p text:style-name="P4">I love trying out new languages. Even <text:span text:style-name="T1">if it takes me longer as I get older.</text:span></text:p>
        </text:list-item>
        <text:list-item>
          <text:p text:style-name="P6">I believe in the ideas and concepts behind DevOps and have successfully introduced it <text:span text:style-name="T2">at</text:span> places of work. </text:p>
        </text:list-item>
        <text:list-item>
          <text:p text:style-name="P4">I am a fun and <text:span text:style-name="T6">comedic</text:span> person, I make sure the we all have fun working.</text:p>
        </text:list-item>
      </text:list>
      <text:p text:style-name="P1"/>
      <text:p text:style-name="P1">The enclosed resume expands on my qualifications and experience.</text:p>
      <text:p text:style-name="P1"/>
      <text:p text:style-name="P1">Thank you for your time and consideration.</text:p>
      <text:p text:style-name="P1"/>
      <text:p text:style-name="P1">Sincerely,</text:p>
      <text:p text:style-name="P1">Alejandro Falkowsk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alibri" svg:font-family="Calibr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AU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2T07:45:03.683785000</meta:creation-date>
    <meta:generator>LibreOffice/6.0.4.2$MacOSX_X86_64 LibreOffice_project/9b0d9b32d5dcda91d2f1a96dc04c645c450872bf</meta:generator>
    <dc:date>2018-06-12T08:41:27.650878919</dc:date>
    <meta:editing-duration>PT35M17S</meta:editing-duration>
    <meta:editing-cycles>11</meta:editing-cycles>
    <meta:document-statistic meta:table-count="0" meta:image-count="0" meta:object-count="0" meta:page-count="1" meta:paragraph-count="22" meta:word-count="200" meta:character-count="1172" meta:non-whitespace-character-count="1003"/>
  </office:meta>
</office:document-meta>
</file>